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E837A4060DD1560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2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ticulado" style:family="table">
      <style:table-properties style:width="17cm" table:align="margins" style:may-break-between-rows="false"/>
    </style:style>
    <style:style style:name="Articulado.A" style:family="table-column">
      <style:table-column-properties style:column-width="1.799cm" style:rel-column-width="6935*"/>
    </style:style>
    <style:style style:name="Articulado.B" style:family="table-column">
      <style:table-column-properties style:column-width="15.201cm" style:rel-column-width="58600*"/>
    </style:style>
    <style:style style:name="Articulado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Heading">
      <style:text-properties officeooo:rsid="0038e5dd" officeooo:paragraph-rsid="0038e5dd"/>
    </style:style>
    <style:style style:name="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P5" style:family="paragraph" style:parent-style-name="Standard">
      <style:text-properties officeooo:paragraph-rsid="001ac289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Nimbus Roman No9 L1" fo:font-size="12pt" fo:font-style="normal" fo:text-shadow="none" style:text-underline-style="none" fo:font-weight="normal" officeooo:paragraph-rsid="00296af3" style:font-size-asian="12pt" style:font-style-asian="normal" style:font-weight-asian="normal" style:font-name-complex="Nimbus Roman No9 L2" style:font-size-complex="12pt" style:font-style-complex="normal" style:font-weight-complex="normal" style:text-overline-style="none" style:text-overline-color="font-color"/>
    </style:style>
    <style:style style:name="P7" style:family="paragraph" style:parent-style-name="Título_20_general">
      <style:text-properties style:font-name="Nimbus Roman No9 L1"/>
    </style:style>
    <style:style style:name="P8" style:family="paragraph" style:parent-style-name="Texto_20_normas">
      <style:text-properties style:font-name="Nimbus Roman No9 L1" officeooo:rsid="002323eb" officeooo:paragraph-rsid="002323eb"/>
    </style:style>
    <style:style style:name="P9" style:family="paragraph" style:parent-style-name="Texto_20_normas">
      <style:paragraph-properties fo:margin-left="0cm" fo:margin-right="0cm" fo:text-indent="0cm" style:auto-text-indent="false"/>
      <style:text-properties style:font-name="Nimbus Roman No9 L1"/>
    </style:style>
    <style:style style:name="P10" style:family="paragraph" style:parent-style-name="Texto_20_normas" style:master-page-name="">
      <style:paragraph-properties fo:margin-left="0cm" fo:margin-right="0cm" fo:text-align="justify" style:justify-single-word="false" fo:orphans="3" fo:widows="3" fo:text-indent="0.499cm" style:auto-text-indent="false" style:page-number="auto" fo:keep-with-next="auto"/>
      <style:text-properties style:font-name="Nimbus Roman No9 L1"/>
    </style:style>
    <style:style style:name="P11" style:family="paragraph" style:parent-style-name="Texto_20_normas">
      <style:paragraph-properties fo:margin-left="0cm" fo:margin-right="0cm" fo:text-align="justify" style:justify-single-word="false" fo:orphans="3" fo:widows="3" fo:text-indent="0.499cm" style:auto-text-indent="false" fo:keep-with-next="auto"/>
      <style:text-properties style:font-name="Nimbus Roman No9 L1"/>
    </style:style>
    <style:style style:name="P12" style:family="paragraph" style:parent-style-name="Texto_20_normas">
      <style:paragraph-properties fo:margin-left="0cm" fo:margin-right="0cm" fo:text-align="justify" style:justify-single-word="false" fo:orphans="3" fo:widows="3" fo:text-indent="0.499cm" style:auto-text-indent="false"/>
      <style:text-properties style:font-name="Nimbus Roman No9 L1"/>
    </style:style>
    <style:style style:name="P13" style:family="paragraph" style:parent-style-name="Descripción_20_Sintética" style:master-page-name="">
      <loext:graphic-properties draw:fill="none"/>
      <style:paragraph-properties fo:margin-left="5.9cm" fo:margin-right="0cm" fo:margin-top="0cm" fo:margin-bottom="1cm" loext:contextual-spacing="false" fo:text-align="justify" style:justify-single-word="false" fo:text-indent="-5.9cm" style:auto-text-indent="false" style:page-number="auto" fo:background-color="transparent">
        <style:tab-stops>
          <style:tab-stop style:position="6.001cm"/>
        </style:tab-stops>
      </style:paragraph-properties>
      <style:text-properties style:font-name="Nimbus Roman No9 L1" officeooo:paragraph-rsid="002323eb"/>
    </style:style>
    <style:style style:name="P14" style:family="paragraph" style:parent-style-name="Títulos_20_normas">
      <style:text-properties style:font-name="Nimbus Roman No9 L1"/>
    </style:style>
    <style:style style:name="P15" style:family="paragraph" style:parent-style-name="Títulos_20_normas">
      <style:text-properties style:font-name="Nimbus Roman No9 L1" officeooo:rsid="002323eb" officeooo:paragraph-rsid="002323eb"/>
    </style:style>
    <style:style style:name="P16" style:family="paragraph" style:parent-style-name="Colaboradores">
      <style:text-properties style:font-name="Nimbus Roman No9 L1"/>
    </style:style>
    <style:style style:name="P17" style:family="paragraph" style:parent-style-name="Leyenda_20_sanción">
      <style:text-properties style:font-name="Nimbus Roman No9 L1" officeooo:paragraph-rsid="00283194"/>
    </style:style>
    <style:style style:name="P18" style:family="paragraph" style:parent-style-name="Leyenda_20_sanción">
      <style:text-properties style:font-name="Nimbus Roman No9 L1" officeooo:rsid="0038e5dd" officeooo:paragraph-rsid="0038e5dd"/>
    </style:style>
    <style:style style:name="P19" style:family="paragraph" style:parent-style-name="Texto_20_articulado">
      <style:text-properties style:font-name="Nimbus Roman No9 L1"/>
    </style:style>
    <style:style style:name="P20" style:family="paragraph" style:parent-style-name="Texto_20_normas">
      <style:text-properties style:font-name="Nimbus Roman No9 L1" officeooo:rsid="002323eb" officeooo:paragraph-rsid="002323eb"/>
    </style:style>
    <style:style style:name="P21" style:family="paragraph" style:parent-style-name="Autores">
      <loext:graphic-properties draw:fill="none"/>
      <style:paragraph-properties fo:margin-left="2.2cm" fo:margin-right="0cm" fo:margin-top="0cm" fo:margin-bottom="0.499cm" loext:contextual-spacing="false" fo:text-align="justify" style:justify-single-word="false" fo:text-indent="-2.2cm" style:auto-text-indent="false" fo:background-color="transparent">
        <style:tab-stops/>
      </style:paragraph-properties>
      <style:text-properties style:font-name="Nimbus Roman No9 L1"/>
    </style:style>
    <style:style style:name="P22" style:family="paragraph" style:parent-style-name="Autores" style:master-page-name="">
      <loext:graphic-properties draw:fill="none"/>
      <style:paragraph-properties fo:margin-left="2.2cm" fo:margin-right="0cm" fo:margin-top="0cm" fo:margin-bottom="0.499cm" loext:contextual-spacing="false" fo:text-align="justify" style:justify-single-word="false" fo:text-indent="-2.2cm" style:auto-text-indent="false" style:page-number="auto" fo:background-color="transparent">
        <style:tab-stops/>
      </style:paragraph-properties>
      <style:text-properties style:font-name="Nimbus Roman No9 L1"/>
    </style:style>
    <style:style style:name="P23" style:family="paragraph" style:parent-style-name="Colaboradores">
      <style:text-properties style:font-name="Nimbus Roman No9 L1"/>
    </style:style>
    <style:style style:name="P24" style:family="paragraph" style:parent-style-name="Leyenda_20_aprobación">
      <style:text-properties style:font-name="Nimbus Roman No9 L1" officeooo:paragraph-rsid="003dbcf6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officeooo:rsid="001d9497"/>
    </style:style>
    <style:style style:name="T4" style:family="text">
      <style:text-properties officeooo:rsid="00296af3"/>
    </style:style>
    <style:style style:name="T5" style:family="text">
      <style:text-properties officeooo:rsid="0031781d"/>
    </style:style>
    <style:style style:name="T6" style:family="text">
      <style:text-properties officeooo:rsid="0038e5dd"/>
    </style:style>
    <style:style style:name="T7" style:family="text">
      <style:text-properties officeooo:rsid="003b851c"/>
    </style:style>
    <style:style style:name="T8" style:family="text">
      <style:text-properties officeooo:rsid="003cd072"/>
    </style:style>
    <style:style style:name="T9" style:family="text">
      <style:text-properties officeooo:rsid="003d53e6"/>
    </style:style>
    <style:style style:name="T10" style:family="text">
      <style:text-properties officeooo:rsid="003dbcf6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RESOLUCIÓN</text:span> N.º <text:span text:style-name="T9">592-CM-19</text:span></text:p>
      <text:p text:style-name="P13">DESCRI<text:span text:style-name="T3">P</text:span>CIÓN SINTÉTICA: SE OTORGA PREMIO AL MÉRITO EDUCATIVO Y COMUNITARIO A LAS AUTORIDADES Y DIRECTIVOS DEL COLEGIO INTEGRAL VURILOCHE</text:p>
      <text:p text:style-name="P14">ANTECEDENTES</text:p>
      <text:p text:style-name="P10">Constitución Nacional.</text:p>
      <text:p text:style-name="P12"/>
      <text:p text:style-name="P11">Ley nacional 24449: Ley de tránsito.</text:p>
      <text:p text:style-name="P12"/>
      <text:p text:style-name="P11">Ley nacional 27214: Ley de promoción de la educación vial.</text:p>
      <text:p text:style-name="P12"/>
      <text:p text:style-name="P11">Constitución <text:span text:style-name="T10">de </text:span>Río Negro, artículo 62º.</text:p>
      <text:p text:style-name="P12"/>
      <text:p text:style-name="P11">Carta Orgánica Municipal.</text:p>
      <text:p text:style-name="P12"/>
      <text:p text:style-name="P11">Ordenanza 1349-CM-03: Instituir en San Carlos de Bariloche tipo y modalidad de distinciones, su registro y archivo.</text:p>
      <text:p text:style-name="P12"/>
      <text:p text:style-name="P11">Ordenanza 2808-CM-16: Se crea programa municipal de educación y prevención vial.</text:p>
      <text:p text:style-name="P12"/>
      <text:p text:style-name="P11">Declaración 2303-CM-17: Se declara de interés municipal, educativo y comunitario Programa Institucional de Educación Vial. </text:p>
      <text:p text:style-name="P12"/>
      <text:p text:style-name="P11">Resolución 233-PCM-18: Se otorga Premio al Mérito educativo y comunitario a las autoridades y directivos del Instituto María Auxiliadora.</text:p>
      <text:p text:style-name="P12"/>
      <text:p text:style-name="P11">Proyecto de ordenanza 731/17: Se crea plaza temática de educación vial.</text:p>
      <text:p text:style-name="P12"/>
      <text:p text:style-name="P15">FUNDAMENTOS</text:p>
      <text:p text:style-name="P8">Las personas adquirimos conocimiento y hábitos desde que nacemos. Los repetimos a lo largo de nuestra vida y nos convertimos en multiplicadores de los mismos en los distintos grupos de pertenencia que integramos y con la comunidad en general.</text:p>
      <text:p text:style-name="P8"/>
      <text:p text:style-name="P8"><text:soft-page-break/><text:span text:style-name="T7">L</text:span>a Carta Orgánica Municipal define como competencia y función municipal proveer las medidas conducentes al ordenamiento del tránsito vehicular y promover la educación y la seguridad vial. En este sentido, la ordenanza 2808-CM-16 creó el programa municipal de educación y prevención vial, generando de este modo una política de Estado en la materia.</text:p>
      <text:p text:style-name="P8"/>
      <text:p text:style-name="P8">El Colegio Integral Vuriloche enseña educación vial en todos sus niveles, generando una experiencia vivencial ya que realizan un circuito vial para que los niños, niñas y adolescentes que asisten puedan ejercer los distintos roles que se llevan adelante en la vía pública, siendo conductores de distintos vehículos, o peatones. El circuito cuenta con distintos elementos de señalización, lo que genera que los alumnos aprendan cómo actuar en la vía pública y cómo hacer frente a distintas situaciones.</text:p>
      <text:p text:style-name="P8"/>
      <text:p text:style-name="P8">El crecimiento de nuestra ciudad, y por lo tanto del parque automotor, así como la gran afluencia turística en distintos momentos del año, generan una problemática en este sentido, generando complicaciones de tránsito y accidentes viales. En este sentido, resulta de suma importancia promover la educación y la seguridad vial. A partir de una experiencia vivencial, el colegio recrea con sus alumnos una ciudad real.</text:p>
      <text:p text:style-name="P8"/>
      <text:p text:style-name="P8">Este viernes 26 de abril de 2019 se llevará adelante una nueva edición del circuito de educación vial con la presencia del área de Educación Vial de la Municipalidad, y dada la importancia que significa enseñar a los niños, niñas y adolescentes a través de la pedagogía adaptada a las diferentes edades, la importancia de la educación y la seguridad vial, es que queremos reconocer a los directivos y autoridades del Colegio Integral Vuriloche, brindándoles el <text:span text:style-name="T10">P</text:span>remio al <text:span text:style-name="T10">M</text:span>érito educativo y comunitario.</text:p>
      <text:p text:style-name="P8"/>
      <text:p text:style-name="P8"/>
      <text:p text:style-name="P8"/>
      <text:p text:style-name="P22">AUTORES: Concejales Cristina Painefil, Diego Benítez, Viviana Gelain, Carlos Sánchez y Puente, Julia Fernández <text:span text:style-name="T10">y</text:span> Claudia Contreras (JSB).</text:p>
      <text:p text:style-name="P21"/>
      <text:p text:style-name="P16">COLABORADOR<text:span text:style-name="T10">A</text:span>: Florencia Secchiaro.</text:p>
      <text:p text:style-name="P16"/>
      <text:p text:style-name="P16"/>
      <text:p text:style-name="P16"/>
      <text:p text:style-name="P24"><text:soft-page-break/>El proyecto original N.º <text:span text:style-name="T8">1192</text:span>/<text:span text:style-name="T8">19 </text:span>fue aprobado en la sesión del día <text:span text:style-name="T9">25</text:span> de <text:span text:style-name="T9">abril</text:span> de 201<text:span text:style-name="T5">9</text:span>, según consta en el Acta N.º <text:span text:style-name="T9">1112</text:span>/<text:span text:style-name="T9">19</text:span>. Por ello, en ejercicio de las atribuciones que le otorga el Art. 38 de la Carta Orgánica Municipal,</text:p>
      <text:p text:style-name="P17">EL CONCEJO MUNICIPAL DE SAN CARLOS DE BARILOCHE SANCIONA CON CARÁCTER DE </text:p>
      <text:p text:style-name="P18">RESOLUCIÓN</text:p>
      <table:table table:name="Articulado" table:style-name="Articulado">
        <table:table-column table:style-name="Articulado.A"/>
        <table:table-column table:style-name="Articulado.B"/>
        <table:table-row>
          <table:table-cell table:style-name="Articulado.A1" office:value-type="string">
            <text:p text:style-name="P6">Art. <text:span text:style-name="T4">1</text:span>°)</text:p>
          </table:table-cell>
          <table:table-cell table:style-name="Articulado.A1" office:value-type="string">
            <text:p text:style-name="P19">Se otorga el <text:span text:style-name="T9">P</text:span>remio al <text:span text:style-name="T9">M</text:span>érito educativo y comunitario a los directivos y autoridades del Colegio Integral Vuriloche, en los términos del <text:span text:style-name="T9">artículo</text:span> 6.º de la ordenanza 1349-CM-03, por su compromiso y aporte a la enseñanza de la educación vial de los alumnos de dicha institución.</text:p>
          </table:table-cell>
        </table:table-row>
        <table:table-row>
          <table:table-cell table:style-name="Articulado.A1" office:value-type="string">
            <text:p text:style-name="P6">Art. <text:span text:style-name="T4">2</text:span>°)</text:p>
          </table:table-cell>
          <table:table-cell table:style-name="Articulado.A1" office:value-type="string">
            <text:p text:style-name="P19">A efectos de dar cumplimiento a la presente, el Concejo Municipal entregará una distinción a los directivos y autoridades del Colegio Integral Vuriloche.</text:p>
          </table:table-cell>
        </table:table-row>
        <table:table-row>
          <table:table-cell table:style-name="Articulado.A1" office:value-type="string">
            <text:p text:style-name="P6">Art. <text:span text:style-name="T4">3</text:span>°)</text:p>
          </table:table-cell>
          <table:table-cell table:style-name="Articulado.A1" office:value-type="string">
            <text:p text:style-name="P19">Comuníquese. Publíquese en el Boletín Oficial. Cumplido, archívese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2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family="'Nimbus Roman No9 L'" style:font-style-name="Normal" style:font-family-generic="roman" style:font-pitch="variable"/>
    </style:style>
    <style:style style:name="Heading" style:family="paragraph" style:parent-style-name="Normas" style:class="text">
      <style:paragraph-properties fo:text-align="center" style:justify-single-word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s" style:family="paragraph">
      <style:text-properties style:font-name="Nimbus Roman No9 L" fo:font-family="'Nimbus Roman No9 L'" style:font-style-name="Normal" style:font-family-generic="roman" style:font-pitch="variable"/>
    </style:style>
    <style:style style:name="Título_20_general" style:display-name="Título general" style:family="paragraph" style:parent-style-name="Normas" style:master-page-name="">
      <style:paragraph-properties fo:margin-top="0cm" fo:margin-bottom="1cm" loext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ipción_20_Sintética" style:display-name="Descripción Sintética" style:family="paragraph" style:parent-style-name="Normas" style:master-page-name="">
      <style:paragraph-properties fo:margin-left="5.6cm" fo:margin-right="0cm" fo:margin-top="0cm" fo:margin-bottom="1cm" loext:contextual-spacing="false" fo:text-align="justify" style:justify-single-word="false" fo:text-indent="-5.6cm" style:auto-text-indent="false" style:page-number="auto">
        <style:tab-stops>
          <style:tab-stop style:position="6.001cm"/>
        </style:tab-stops>
      </style:paragraph-properties>
    </style:style>
    <style:style style:name="Texto_20_normas" style:display-name="Texto normas" style:family="paragraph" style:parent-style-name="Normas" style:auto-update="true" style:master-page-name="">
      <style:paragraph-properties fo:margin-left="0cm" fo:margin-right="0cm" fo:margin-top="0cm" fo:margin-bottom="0cm" loext:contextual-spacing="false" fo:text-align="justify" style:justify-single-word="false" fo:orphans="3" fo:widows="3" fo:text-indent="0.499cm" style:auto-text-indent="false" style:page-number="auto" fo:keep-with-next="auto"/>
    </style:style>
    <style:style style:name="Títulos_20_normas" style:display-name="Títulos normas" style:family="paragraph" style:parent-style-name="Normas" style:next-style-name="Texto_20_normas" style:master-page-name="">
      <style:paragraph-properties fo:margin-top="0cm" fo:margin-bottom="0.499cm" loext:contextual-spacing="false" style:page-number="auto"/>
    </style:style>
    <style:style style:name="Autores" style:family="paragraph" style:parent-style-name="Normas">
      <style:paragraph-properties fo:margin-left="2.3cm" fo:margin-right="0cm" fo:margin-top="0cm" fo:margin-bottom="0.499cm" loext:contextual-spacing="false" fo:text-align="justify" style:justify-single-word="false" fo:text-indent="-2.3cm" style:auto-text-indent="false">
        <style:tab-stops/>
      </style:paragraph-properties>
    </style:style>
    <style:style style:name="Colaboradores" style:family="paragraph" style:parent-style-name="Normas" style:master-page-name="">
      <style:paragraph-properties fo:margin-left="4.001cm" fo:margin-right="0cm" fo:margin-top="0cm" fo:margin-bottom="0.499cm" loext:contextual-spacing="false" fo:text-align="justify" style:justify-single-word="false" fo:text-indent="-4.001cm" style:auto-text-indent="false" style:page-number="auto">
        <style:tab-stops/>
      </style:paragraph-properties>
    </style:style>
    <style:style style:name="Leyenda_20_sanción" style:display-name="Leyenda sanción" style:family="paragraph" style:parent-style-name="Normas" style:master-page-name="">
      <style:paragraph-properties fo:margin-left="2cm" fo:margin-right="2cm" fo:margin-top="0cm" fo:margin-bottom="0.3cm" loext:contextual-spacing="false" fo:text-align="center" style:justify-single-word="false" fo:text-indent="0cm" style:auto-text-indent="false" style:page-number="auto"/>
    </style:style>
    <style:style style:name="Leyenda_20_aprobación" style:display-name="Leyenda aprobación" style:family="paragraph" style:parent-style-name="Normas">
      <style:paragraph-properties fo:margin-top="1cm" fo:margin-bottom="1cm" loext:contextual-spacing="false" fo:text-align="center" style:justify-single-word="false"/>
    </style:style>
    <style:style style:name="Texto_20_articulado" style:display-name="Texto articulado" style:family="paragraph" style:parent-style-name="Normas" style:master-page-name="">
      <loext:graphic-properties draw:fill="none" draw:fill-color="#729fcf"/>
      <style:paragraph-properties fo:margin-top="0cm" fo:margin-bottom="0.499cm" loext:contextual-spacing="false" fo:text-align="justify" style:justify-single-word="false" style:page-number="auto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295cm" fo:break-before="page" table:align="left" style:writing-mode="lr-tb"/>
    </style:style>
    <style:style style:name="Tabla2.A" style:family="table-column">
      <style:table-column-properties style:column-width="5.63cm"/>
    </style:style>
    <style:style style:name="Tabla2.B" style:family="table-column">
      <style:table-column-properties style:column-width="4.974cm"/>
    </style:style>
    <style:style style:name="Tabla2.C" style:family="table-column">
      <style:table-column-properties style:column-width="5.69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Heading">
      <style:text-properties officeooo:rsid="0038e5dd" officeooo:paragraph-rsid="0038e5dd"/>
    </style:style>
    <style:style style:name="M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M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M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MP5" style:family="paragraph" style:parent-style-name="Standard">
      <style:text-properties officeooo:paragraph-rsid="001ac289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Heading">DCLE</text:p>
            </table:table-cell>
            <table:table-cell table:style-name="Tabla2.A1" office:value-type="string">
              <text:p text:style-name="MP1">RESOLUCIÓN</text:p>
            </table:table-cell>
            <table:table-cell table:style-name="Tabla2.C1" office:value-type="string">
              <text:p text:style-name="MP2"/>
              <text:p text:style-name="MP3"><draw:frame draw:style-name="Mfr1" draw:name="Imagen1" text:anchor-type="char" svg:y="-0.146cm" svg:width="4.355cm" svg:height="1.326cm" draw:z-index="2"><draw:image xlink:href="Pictures/10000000000000F100000058E837A4060DD15607.jpg" xlink:type="simple" xlink:show="embed" xlink:actuate="onLoad"/></draw:frame></text:p>
              <text:p text:style-name="MP3"/>
              <text:p text:style-name="MP3"/>
              <text:p text:style-name="MP4"/>
              <text:p text:style-name="Heading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15:20.318039553</meta:creation-date>
    <meta:generator>LibreOffice/5.1.6.2$Linux_X86_64 LibreOffice_project/10m0$Build-2</meta:generator>
    <meta:editing-duration>PT8M48S</meta:editing-duration>
    <meta:editing-cycles>7</meta:editing-cycles>
    <meta:initial-creator>Joaquín Pino Suarez</meta:initial-creator>
    <dc:date>2019-04-25T12:36:16.218972299</dc:date>
    <meta:document-statistic meta:table-count="2" meta:image-count="1" meta:object-count="0" meta:page-count="3" meta:paragraph-count="33" meta:word-count="613" meta:character-count="3976" meta:non-whitespace-character-count="3394"/>
  </office:meta>
</office:document-meta>
</file>